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529cm"/>
    </style:style>
    <style:style style:name="co2" style:family="table-column">
      <style:table-column-properties fo:break-before="auto" style:column-width="1.425cm"/>
    </style:style>
    <style:style style:name="co3" style:family="table-column">
      <style:table-column-properties fo:break-before="auto" style:column-width="1.517cm"/>
    </style:style>
    <style:style style:name="co4" style:family="table-column">
      <style:table-column-properties fo:break-before="auto" style:column-width="1.009cm"/>
    </style:style>
    <style:style style:name="co5" style:family="table-column">
      <style:table-column-properties fo:break-before="auto" style:column-width="1.205cm"/>
    </style:style>
    <style:style style:name="co6" style:family="table-column">
      <style:table-column-properties fo:break-before="auto" style:column-width="1.704cm"/>
    </style:style>
    <style:style style:name="co7" style:family="table-column">
      <style:table-column-properties fo:break-before="auto" style:column-width="0.291cm"/>
    </style:style>
    <style:style style:name="co8" style:family="table-column">
      <style:table-column-properties fo:break-before="auto" style:column-width="1.33cm"/>
    </style:style>
    <style:style style:name="co9" style:family="table-column">
      <style:table-column-properties fo:break-before="auto" style:column-width="1.413cm"/>
    </style:style>
    <style:style style:name="co10" style:family="table-column">
      <style:table-column-properties fo:break-before="auto" style:column-width="1.612cm"/>
    </style:style>
    <style:style style:name="co11" style:family="table-column">
      <style:table-column-properties fo:break-before="auto" style:column-width="0.249cm"/>
    </style:style>
    <style:style style:name="co12" style:family="table-column">
      <style:table-column-properties fo:break-before="auto" style:column-width="1.55cm"/>
    </style:style>
    <style:style style:name="co13" style:family="table-column">
      <style:table-column-properties fo:break-before="auto" style:column-width="1.372cm"/>
    </style:style>
    <style:style style:name="co14" style:family="table-column">
      <style:table-column-properties fo:break-before="auto" style:column-width="1.134cm"/>
    </style:style>
    <style:style style:name="co15" style:family="table-column">
      <style:table-column-properties fo:break-before="auto" style:column-width="0.27cm"/>
    </style:style>
    <style:style style:name="co16" style:family="table-column">
      <style:table-column-properties fo:break-before="auto" style:column-width="1.226cm"/>
    </style:style>
    <style:style style:name="co17" style:family="table-column">
      <style:table-column-properties fo:break-before="auto" style:column-width="1.455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1.321cm"/>
    </style:style>
    <style:style style:name="co20" style:family="table-column">
      <style:table-column-properties fo:break-before="auto" style:column-width="1.633cm"/>
    </style:style>
    <style:style style:name="co21" style:family="table-column">
      <style:table-column-properties fo:break-before="auto" style:column-width="0.332cm"/>
    </style:style>
    <style:style style:name="co22" style:family="table-column">
      <style:table-column-properties fo:break-before="auto" style:column-width="1.1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6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4">
      <style:text-properties fo:font-weight="bold" style:font-weight-asian="bold" style:font-weight-complex="bold"/>
    </style:style>
    <style:style style:name="ce8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 style:data-style-name="N4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111"/>
    <style:style style:name="ce12" style:family="table-cell" style:parent-style-name="Default" style:data-style-name="N111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ce11"/>
        <table:table-column table:style-name="co10" table:default-cell-style-name="ce2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row table:style-name="ro1">
          <table:table-cell table:number-columns-repeated="10"/>
          <table:table-cell table:style-name="ce2"/>
          <table:table-cell table:number-columns-repeated="7"/>
        </table:table-row>
        <table:table-row table:style-name="ro1">
          <table:table-cell table:number-columns-repeated="18"/>
        </table:table-row>
        <table:table-row table:style-name="ro2">
          <table:table-cell table:number-columns-repeated="5"/>
          <table:table-cell table:style-name="ce9" office:value-type="string" calcext:value-type="string">
            <text:p>kaporta</text:p>
          </table:table-cell>
          <table:table-cell table:style-name="ce10"/>
          <table:table-cell table:style-name="ce9" office:value-type="string" calcext:value-type="string">
            <text:p>yıkama</text:p>
          </table:table-cell>
          <table:table-cell table:style-name="ce12"/>
          <table:table-cell table:style-name="ce9"/>
          <table:table-cell table:style-name="ce10"/>
          <table:table-cell table:style-name="ce10" office:value-type="string" calcext:value-type="string">
            <text:p>motorcu</text:p>
          </table:table-cell>
          <table:table-cell table:style-name="ce10" table:number-columns-repeated="3"/>
          <table:table-cell table:style-name="ce10" office:value-type="string" calcext:value-type="string">
            <text:p>hacı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8" office:value-type="string" calcext:value-type="string">
            <text:p>tüketim</text:p>
          </table:table-cell>
          <table:table-cell table:style-name="ce6"/>
          <table:table-cell/>
          <table:table-cell office:value-type="float" office:value="240" calcext:value-type="float">
            <text:p>240</text:p>
          </table:table-cell>
          <table:table-cell table:style-name="ce8" office:value-type="string" calcext:value-type="string">
            <text:p>tüketim</text:p>
          </table:table-cell>
          <table:table-cell table:style-name="ce6"/>
          <table:table-cell table:style-name="ce3"/>
          <table:table-cell table:style-name="ce3" office:value-type="float" office:value="1011" calcext:value-type="float">
            <text:p>1011</text:p>
          </table:table-cell>
          <table:table-cell table:style-name="ce8" office:value-type="string" calcext:value-type="string">
            <text:p>tüketim</text:p>
          </table:table-cell>
          <table:table-cell table:style-name="ce3" table:number-columns-repeated="2"/>
          <table:table-cell table:style-name="ce3" office:value-type="float" office:value="5796" calcext:value-type="float">
            <text:p>5796</text:p>
          </table:table-cell>
          <table:table-cell table:style-name="ce8" office:value-type="string" calcext:value-type="string">
            <text:p>tüketim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tüketim</text:p>
          </table:table-cell>
          <table:table-cell table:style-name="ce3" office:value-type="string" calcext:value-type="string">
            <text:p>tutar </text:p>
          </table:table-cell>
          <table:table-cell table:style-name="ce6" office:value-type="string" calcext:value-type="string">
            <text:p>tl/kw</text:p>
          </table:table-cell>
          <table:table-cell table:style-name="ce8" office:value-type="string" calcext:value-type="string">
            <text:p>kw</text:p>
          </table:table-cell>
          <table:table-cell table:style-name="ce6" office:value-type="string" calcext:value-type="string">
            <text:p>tl</text:p>
          </table:table-cell>
          <table:table-cell table:style-name="ce3"/>
          <table:table-cell table:style-name="ce3" office:value-type="string" calcext:value-type="string">
            <text:p>yazar</text:p>
          </table:table-cell>
          <table:table-cell table:style-name="ce8" office:value-type="string" calcext:value-type="string">
            <text:p>kw</text:p>
          </table:table-cell>
          <table:table-cell table:style-name="ce6" office:value-type="string" calcext:value-type="string">
            <text:p>tl</text:p>
          </table:table-cell>
          <table:table-cell table:style-name="ce3"/>
          <table:table-cell table:style-name="ce3" office:value-type="string" calcext:value-type="string">
            <text:p>kw</text:p>
          </table:table-cell>
          <table:table-cell table:style-name="ce8" office:value-type="string" calcext:value-type="string">
            <text:p>kw</text:p>
          </table:table-cell>
          <table:table-cell table:style-name="ce3" office:value-type="string" calcext:value-type="string">
            <text:p>tl</text:p>
          </table:table-cell>
          <table:table-cell table:style-name="ce3" table:number-columns-repeated="2"/>
          <table:table-cell table:style-name="ce8" office:value-type="string" calcext:value-type="string">
            <text:p>kw</text:p>
          </table:table-cell>
          <table:table-cell/>
        </table:table-row>
        <table:table-row table:style-name="ro1">
          <table:table-cell office:value-type="string" calcext:value-type="string">
            <text:p>03-2020</text:p>
          </table:table-cell>
          <table:table-cell office:value-type="float" office:value="377.64" calcext:value-type="float">
            <text:p>377,64</text:p>
          </table:table-cell>
          <table:table-cell table:style-name="ce1" office:value-type="float" office:value="356.7" calcext:value-type="float">
            <text:p>356,7</text:p>
          </table:table-cell>
          <table:table-cell table:style-name="ce7" table:formula="of:=[.C6]/[.B6]" office:value-type="float" office:value="0.944550365427391" calcext:value-type="float">
            <text:p>0,94</text:p>
          </table:table-cell>
          <table:table-cell table:style-name="ce7"/>
          <table:table-cell table:style-name="ce7" table:formula="of:=[.C6]-[.J6]-[.N6]-[.R6]" office:value-type="float" office:value="262.95490943756" calcext:value-type="float">
            <text:p>262,95</text:p>
          </table:table-cell>
          <table:table-cell/>
          <table:table-cell office:value-type="float" office:value="351" calcext:value-type="float">
            <text:p>351</text:p>
          </table:table-cell>
          <table:table-cell table:formula="of:=[.H6]-[.H4]" office:value-type="float" office:value="111" calcext:value-type="float">
            <text:p>111</text:p>
          </table:table-cell>
          <table:table-cell table:formula="of:=([.D6]-0.1)*[.I6]" office:value-type="float" office:value="93.7450905624404" calcext:value-type="float">
            <text:p>93,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4-2020</text:p>
          </table:table-cell>
          <table:table-cell office:value-type="float" office:value="644.04" calcext:value-type="float">
            <text:p>644,04</text:p>
          </table:table-cell>
          <table:table-cell table:style-name="ce1" office:value-type="float" office:value="608.3" calcext:value-type="float">
            <text:p>608,3</text:p>
          </table:table-cell>
          <table:table-cell table:style-name="ce7" table:formula="of:=[.C7]/[.B7]" office:value-type="float" office:value="0.94450655238805" calcext:value-type="float">
            <text:p>0,94</text:p>
          </table:table-cell>
          <table:table-cell table:style-name="ce7"/>
          <table:table-cell table:style-name="ce7" table:formula="of:=[.C7]-[.J7]-[.N7]-[.R7]" office:value-type="float" office:value="257.829780758959" calcext:value-type="float">
            <text:p>257,83</text:p>
          </table:table-cell>
          <table:table-cell/>
          <table:table-cell office:value-type="float" office:value="766" calcext:value-type="float">
            <text:p>766</text:p>
          </table:table-cell>
          <table:table-cell table:formula="of:=[.H7]-[.H6]" office:value-type="float" office:value="415" calcext:value-type="float">
            <text:p>415</text:p>
          </table:table-cell>
          <table:table-cell table:formula="of:=([.D7]-0.1)*[.I7]" office:value-type="float" office:value="350.470219241041" calcext:value-type="float">
            <text:p>350,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5-2020</text:p>
          </table:table-cell>
          <table:table-cell office:value-type="float" office:value="702.96" calcext:value-type="float">
            <text:p>702,96</text:p>
          </table:table-cell>
          <table:table-cell office:value-type="float" office:value="663.9" calcext:value-type="float">
            <text:p>663,9</text:p>
          </table:table-cell>
          <table:table-cell table:style-name="ce7" table:formula="of:=[.C8]/[.B8]" office:value-type="float" office:value="0.944434960737453" calcext:value-type="float">
            <text:p>0,94</text:p>
          </table:table-cell>
          <table:table-cell table:style-name="ce7"/>
          <table:table-cell table:style-name="ce7" table:formula="of:=[.C8]-[.J8]-[.N8]-[.R8]" office:value-type="float" office:value="305.85957664732" calcext:value-type="float">
            <text:p>305,86</text:p>
          </table:table-cell>
          <table:table-cell/>
          <table:table-cell office:value-type="float" office:value="1190" calcext:value-type="float">
            <text:p>1190</text:p>
          </table:table-cell>
          <table:table-cell table:formula="of:=[.H8]-[.H7]" office:value-type="float" office:value="424" calcext:value-type="float">
            <text:p>424</text:p>
          </table:table-cell>
          <table:table-cell table:formula="of:=([.D8]-0.1)*[.I8]" office:value-type="float" office:value="358.04042335268" calcext:value-type="float">
            <text:p>358,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6-2020</text:p>
          </table:table-cell>
          <table:table-cell office:value-type="float" office:value="739.08" calcext:value-type="float">
            <text:p>739,08</text:p>
          </table:table-cell>
          <table:table-cell office:value-type="float" office:value="598.6" calcext:value-type="float">
            <text:p>598,6</text:p>
          </table:table-cell>
          <table:table-cell table:style-name="ce7" table:formula="of:=[.C9]/[.B9]" office:value-type="float" office:value="0.809925853764139" calcext:value-type="float">
            <text:p>0,81</text:p>
          </table:table-cell>
          <table:table-cell table:style-name="ce7"/>
          <table:table-cell table:style-name="ce7" table:formula="of:=[.C9]-[.J9]-[.N9]-[.R9]" office:value-type="float" office:value="98.812198950046" calcext:value-type="float">
            <text:p>98,81</text:p>
          </table:table-cell>
          <table:table-cell/>
          <table:table-cell office:value-type="float" office:value="1894" calcext:value-type="float">
            <text:p>1894</text:p>
          </table:table-cell>
          <table:table-cell table:formula="of:=[.H9]-[.H8]" office:value-type="float" office:value="704" calcext:value-type="float">
            <text:p>704</text:p>
          </table:table-cell>
          <table:table-cell table:formula="of:=([.D9]-0.1)*[.I9]" office:value-type="float" office:value="499.787801049954" calcext:value-type="float">
            <text:p>499,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7-2020</text:p>
          </table:table-cell>
          <table:table-cell office:value-type="float" office:value="957.66" calcext:value-type="float">
            <text:p>957,66</text:p>
          </table:table-cell>
          <table:table-cell office:value-type="float" office:value="753.7" calcext:value-type="float">
            <text:p>753,7</text:p>
          </table:table-cell>
          <table:table-cell table:style-name="ce7" table:formula="of:=[.C10]/[.B10]" office:value-type="float" office:value="0.78702253409352" calcext:value-type="float">
            <text:p>0,79</text:p>
          </table:table-cell>
          <table:table-cell table:style-name="ce7"/>
          <table:table-cell table:style-name="ce7" table:formula="of:=[.C10]-[.J10]-[.N10]-[.R10]" office:value-type="float" office:value="416.371935760082" calcext:value-type="float">
            <text:p>416,37</text:p>
          </table:table-cell>
          <table:table-cell/>
          <table:table-cell office:value-type="float" office:value="2385" calcext:value-type="float">
            <text:p>2385</text:p>
          </table:table-cell>
          <table:table-cell table:formula="of:=[.H10]-[.H9]" office:value-type="float" office:value="491" calcext:value-type="float">
            <text:p>491</text:p>
          </table:table-cell>
          <table:table-cell table:formula="of:=([.D10]-0.1)*[.I10]" office:value-type="float" office:value="337.328064239918" calcext:value-type="float">
            <text:p>337,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8-2020</text:p>
          </table:table-cell>
          <table:table-cell office:value-type="float" office:value="821.94" calcext:value-type="float">
            <text:p>821,94</text:p>
          </table:table-cell>
          <table:table-cell office:value-type="float" office:value="646.9" calcext:value-type="float">
            <text:p>646,9</text:p>
          </table:table-cell>
          <table:table-cell table:style-name="ce7" table:formula="of:=[.C11]/[.B11]" office:value-type="float" office:value="0.787040416575419" calcext:value-type="float">
            <text:p>0,79</text:p>
          </table:table-cell>
          <table:table-cell table:style-name="ce7"/>
          <table:table-cell table:style-name="ce7" table:formula="of:=[.C11]-[.J11]-[.N11]-[.R11]" office:value-type="float" office:value="354.907822955447" calcext:value-type="float">
            <text:p>354,91</text:p>
          </table:table-cell>
          <table:table-cell/>
          <table:table-cell office:value-type="float" office:value="2810" calcext:value-type="float">
            <text:p>2810</text:p>
          </table:table-cell>
          <table:table-cell table:formula="of:=[.H11]-[.H10]" office:value-type="float" office:value="425" calcext:value-type="float">
            <text:p>425</text:p>
          </table:table-cell>
          <table:table-cell table:formula="of:=([.D11]-0.1)*[.I11]" office:value-type="float" office:value="291.992177044553" calcext:value-type="float">
            <text:p>291,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9-2020</text:p>
          </table:table-cell>
          <table:table-cell office:value-type="float" office:value="859.86" calcext:value-type="float">
            <text:p>859,86</text:p>
          </table:table-cell>
          <table:table-cell office:value-type="float" office:value="676.7" calcext:value-type="float">
            <text:p>676,7</text:p>
          </table:table-cell>
          <table:table-cell table:style-name="ce7" table:formula="of:=[.C12]/[.B12]" office:value-type="float" office:value="0.786988579536204" calcext:value-type="float">
            <text:p>0,79</text:p>
          </table:table-cell>
          <table:table-cell table:style-name="ce7"/>
          <table:table-cell table:style-name="ce7" table:formula="of:=[.C12]-[.J12]-[.N12]-[.R12]" office:value-type="float" office:value="320.035824436536" calcext:value-type="float">
            <text:p>320,04</text:p>
          </table:table-cell>
          <table:table-cell/>
          <table:table-cell office:value-type="float" office:value="3257" calcext:value-type="float">
            <text:p>3257</text:p>
          </table:table-cell>
          <table:table-cell table:formula="of:=[.H12]-[.H11]" office:value-type="float" office:value="447" calcext:value-type="float">
            <text:p>447</text:p>
          </table:table-cell>
          <table:table-cell table:formula="of:=([.D12]-0.1)*[.I12]" office:value-type="float" office:value="307.083895052683" calcext:value-type="float">
            <text:p>307,08</text:p>
          </table:table-cell>
          <table:table-cell/>
          <table:table-cell office:value-type="float" office:value="1074" calcext:value-type="float">
            <text:p>1074</text:p>
          </table:table-cell>
          <table:table-cell table:formula="of:=[.L12]-[.L4]" office:value-type="float" office:value="63" calcext:value-type="float">
            <text:p>63</text:p>
          </table:table-cell>
          <table:table-cell table:formula="of:=[.M12]*[.D12]" office:value-type="float" office:value="49.5802805107808" calcext:value-type="float">
            <text:p>49,58028051078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-2020</text:p>
          </table:table-cell>
          <table:table-cell table:number-columns-repeated="2"/>
          <table:table-cell table:style-name="ce7" table:number-columns-repeated="2"/>
          <table:table-cell table:style-name="ce7" table:formula="of:=[.C13]-[.J13]-[.N13]-[.R13]" office:value-type="float" office:value="0" calcext:value-type="float">
            <text:p>0,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-2020</text:p>
          </table:table-cell>
          <table:table-cell table:number-columns-repeated="2"/>
          <table:table-cell table:style-name="ce7" table:number-columns-repeated="2"/>
          <table:table-cell table:style-name="ce7" table:formula="of:=[.C14]-[.J14]-[.N14]-[.R14]" office:value-type="float" office:value="0" calcext:value-type="float">
            <text:p>0,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2-2020</text:p>
          </table:table-cell>
          <table:table-cell table:number-columns-repeated="2"/>
          <table:table-cell table:style-name="ce7" table:number-columns-repeated="2"/>
          <table:table-cell table:style-name="ce7" table:formula="of:=[.C15]-[.J15]-[.N15]-[.R15]" office:value-type="float" office:value="0" calcext:value-type="float">
            <text:p>0,00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ce2" table:formula="of:=SUM([.C6:.C15])" office:value-type="float" office:value="4304.8" calcext:value-type="float">
            <text:p>4.304,80</text:p>
          </table:table-cell>
          <table:table-cell table:number-columns-repeated="2"/>
          <table:table-cell table:formula="of:=SUM([.F6:.F15])" office:value-type="float" office:value="2016.77204894595" calcext:value-type="float">
            <text:p>2.016,77</text:p>
          </table:table-cell>
          <table:table-cell table:number-columns-repeated="2"/>
          <table:table-cell table:style-name="ce13" table:formula="of:=SUM([.I6:.I15])" office:value-type="float" office:value="3017" calcext:value-type="float">
            <text:p>3017</text:p>
          </table:table-cell>
          <table:table-cell table:formula="of:=SUM([.J6:.J15])" office:value-type="float" office:value="2238.44767054327" calcext:value-type="float">
            <text:p>2.238,45</text:p>
          </table:table-cell>
          <table:table-cell table:number-columns-repeated="2"/>
          <table:table-cell table:style-name="ce13" table:formula="of:=SUM([.M6:.M15])" office:value-type="float" office:value="63" calcext:value-type="float">
            <text:p>63</text:p>
          </table:table-cell>
          <table:table-cell table:style-name="ce2" table:formula="of:=SUM([.N6:.N15])" office:value-type="float" office:value="49.5802805107808" calcext:value-type="float">
            <text:p>49,58</text:p>
          </table:table-cell>
          <table:table-cell table:number-columns-repeated="2"/>
          <table:table-cell table:style-name="ce2" table:formula="of:=SUM([.Q6:.Q15])" office:value-type="float" office:value="0" calcext:value-type="float">
            <text:p>0,00</text:p>
          </table:table-cell>
          <table:table-cell table:style-name="ce2" table:formula="of:=SUM([.R6:.R15])" office:value-type="float" office:value="0" calcext:value-type="float">
            <text:p>0,00</text:p>
          </table:table-cell>
        </table:table-row>
        <table:table-row table:style-name="ro1" table:number-rows-repeated="1048559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number-columns-repeated="2" table:default-cell-style-name="ce2"/>
        <table:table-column table:style-name="co22" table:default-cell-style-name="Default"/>
        <table:table-column table:style-name="co12" table:default-cell-style-name="Default"/>
        <table:table-column table:style-name="co14" table:default-cell-style-name="Default"/>
        <table:table-row table:style-name="ro1">
          <table:table-cell table:number-columns-repeated="8"/>
          <table:table-cell table:style-name="ce2" office:value-type="float" office:value="0.61" calcext:value-type="float">
            <text:p>0,61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yıkama</text:p>
          </table:table-cell>
          <table:table-cell table:number-columns-repeated="2"/>
          <table:table-cell office:value-type="string" calcext:value-type="string">
            <text:p>motorcu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ski <text:s/></text:p>
          </table:table-cell>
          <table:table-cell office:value-type="string" calcext:value-type="string">
            <text:p>toplam <text:s text:c="2"/>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üketim</text:p>
          </table:table-cell>
          <table:table-cell office:value-type="string" calcext:value-type="string">
            <text:p>tutar </text:p>
          </table:table-cell>
          <table:table-cell office:value-type="string" calcext:value-type="string">
            <text:p><text:s/>borç</text:p>
          </table:table-cell>
          <table:table-cell office:value-type="string" calcext:value-type="string">
            <text:p>borç</text:p>
          </table:table-cell>
          <table:table-cell/>
          <table:table-cell office:value-type="string" calcext:value-type="string">
            <text:p>kw</text:p>
          </table:table-cell>
          <table:table-cell office:value-type="string" calcext:value-type="string">
            <text:p>tl</text:p>
          </table:table-cell>
          <table:table-cell/>
          <table:table-cell office:value-type="string" calcext:value-type="string">
            <text:p>kw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03-2020</text:p>
          </table:table-cell>
          <table:table-cell office:value-type="float" office:value="377.64" calcext:value-type="float">
            <text:p>377,64</text:p>
          </table:table-cell>
          <table:table-cell table:style-name="ce1" office:value-type="float" office:value="356.7" calcext:value-type="float">
            <text:p>356,7</text:p>
          </table:table-cell>
          <table:table-cell table:style-name="ce1" office:value-type="float" office:value="243.9" calcext:value-type="float">
            <text:p>243,9</text:p>
          </table:table-cell>
          <table:table-cell table:formula="of:=[.D6]+[.C6]" office:value-type="float" office:value="600.6" calcext:value-type="float">
            <text:p>600,6</text:p>
          </table:table-cell>
          <table:table-cell/>
          <table:table-cell office:value-type="float" office:value="110.266" calcext:value-type="float">
            <text:p>110,27</text:p>
          </table:table-cell>
          <table:table-cell table:formula="of:=[.$I$1]*[.G6]" office:value-type="float" office:value="67.26226" calcext:value-type="float">
            <text:p>67,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-2020</text:p>
          </table:table-cell>
          <table:table-cell office:value-type="float" office:value="644.04" calcext:value-type="float">
            <text:p>644,04</text:p>
          </table:table-cell>
          <table:table-cell table:style-name="ce1" office:value-type="float" office:value="608.3" calcext:value-type="float">
            <text:p>608,3</text:p>
          </table:table-cell>
          <table:table-cell office:value-type="float" office:value="600.6" calcext:value-type="float">
            <text:p>600,6</text:p>
          </table:table-cell>
          <table:table-cell table:formula="of:=[.D7]+[.C7]" office:value-type="float" office:value="1208.9" calcext:value-type="float">
            <text:p>1208,9</text:p>
          </table:table-cell>
          <table:table-cell/>
          <table:table-cell office:value-type="float" office:value="415.05" calcext:value-type="float">
            <text:p>415,05</text:p>
          </table:table-cell>
          <table:table-cell table:formula="of:=[.$I$1]*[.G7]" office:value-type="float" office:value="253.1805" calcext:value-type="float">
            <text:p>253,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-2020</text:p>
          </table:table-cell>
          <table:table-cell office:value-type="float" office:value="702.96" calcext:value-type="float">
            <text:p>702,96</text:p>
          </table:table-cell>
          <table:table-cell office:value-type="float" office:value="663.9" calcext:value-type="float">
            <text:p>663,9</text:p>
          </table:table-cell>
          <table:table-cell office:value-type="float" office:value="1208.9" calcext:value-type="float">
            <text:p>1208,9</text:p>
          </table:table-cell>
          <table:table-cell table:formula="of:=[.D8]+[.C8]" office:value-type="float" office:value="1872.8" calcext:value-type="float">
            <text:p>1872,8</text:p>
          </table:table-cell>
          <table:table-cell/>
          <table:table-cell office:value-type="float" office:value="423.7" calcext:value-type="float">
            <text:p>423,70</text:p>
          </table:table-cell>
          <table:table-cell table:formula="of:=[.$I$1]*[.G8]" office:value-type="float" office:value="258.457" calcext:value-type="float">
            <text:p>258,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-2020</text:p>
          </table:table-cell>
          <table:table-cell office:value-type="float" office:value="739.08" calcext:value-type="float">
            <text:p>739,08</text:p>
          </table:table-cell>
          <table:table-cell office:value-type="float" office:value="598.6" calcext:value-type="float">
            <text:p>598,6</text:p>
          </table:table-cell>
          <table:table-cell office:value-type="float" office:value="663.9" calcext:value-type="float">
            <text:p>663,9</text:p>
          </table:table-cell>
          <table:table-cell table:formula="of:=[.D9]+[.C9]" office:value-type="float" office:value="1262.5" calcext:value-type="float">
            <text:p>1262,5</text:p>
          </table:table-cell>
          <table:table-cell/>
          <table:table-cell office:value-type="float" office:value="504" calcext:value-type="float">
            <text:p>504,00</text:p>
          </table:table-cell>
          <table:table-cell table:formula="of:=[.$I$1]*[.G9]" office:value-type="float" office:value="307.44" calcext:value-type="float">
            <text:p>307,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-2020</text:p>
          </table:table-cell>
          <table:table-cell/>
          <table:table-cell office:value-type="float" office:value="753.7" calcext:value-type="float">
            <text:p>753,7</text:p>
          </table:table-cell>
          <table:table-cell office:value-type="float" office:value="1262.9" calcext:value-type="float">
            <text:p>1262,9</text:p>
          </table:table-cell>
          <table:table-cell table:formula="of:=[.D10]+[.C10]" office:value-type="float" office:value="2016.6" calcext:value-type="float">
            <text:p>2016,6</text:p>
          </table:table-cell>
          <table:table-cell/>
          <table:table-cell office:value-type="float" office:value="691" calcext:value-type="float">
            <text:p>691,00</text:p>
          </table:table-cell>
          <table:table-cell table:formula="of:=[.$I$1]*[.G10]" office:value-type="float" office:value="421.51" calcext:value-type="float">
            <text:p>421,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-2020</text:p>
          </table:table-cell>
          <table:table-cell/>
          <table:table-cell office:value-type="float" office:value="646.9" calcext:value-type="float">
            <text:p>646,9</text:p>
          </table:table-cell>
          <table:table-cell office:value-type="float" office:value="2016.2" calcext:value-type="float">
            <text:p>2016,2</text:p>
          </table:table-cell>
          <table:table-cell table:formula="of:=[.D11]+[.C11]" office:value-type="float" office:value="2663.1" calcext:value-type="float">
            <text:p>2663,1</text:p>
          </table:table-cell>
          <table:table-cell/>
          <table:table-cell office:value-type="float" office:value="425" calcext:value-type="float">
            <text:p>425,00</text:p>
          </table:table-cell>
          <table:table-cell table:formula="of:=[.$I$1]*[.G11]" office:value-type="float" office:value="259.25" calcext:value-type="float">
            <text:p>259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-2020</text:p>
          </table:table-cell>
          <table:table-cell/>
          <table:table-cell office:value-type="float" office:value="676.7" calcext:value-type="float">
            <text:p>676,7</text:p>
          </table:table-cell>
          <table:table-cell office:value-type="float" office:value="2663.1" calcext:value-type="float">
            <text:p>2663,1</text:p>
          </table:table-cell>
          <table:table-cell table:formula="of:=[.D12]+[.C12]" office:value-type="float" office:value="3339.8" calcext:value-type="float">
            <text:p>3339,8</text:p>
          </table:table-cell>
          <table:table-cell/>
          <table:table-cell office:value-type="float" office:value="447" calcext:value-type="float">
            <text:p>447,00</text:p>
          </table:table-cell>
          <table:table-cell table:formula="of:=[.$I$1]*[.G12]" office:value-type="float" office:value="272.67" calcext:value-type="float">
            <text:p>272,67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J12]*[.I1]" office:value-type="float" office:value="38.43" calcext:value-type="float">
            <text:p>38,43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float" office:value="3500" calcext:value-type="float">
            <text:p>3500</text:p>
          </table:table-cell>
          <table:table-cell table:number-columns-repeated="2"/>
          <table:table-cell table:formula="of:=SUM([.H6:.H14])" office:value-type="float" office:value="1839.76976" calcext:value-type="float">
            <text:p>1.839,77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birkan borcu</text:p>
          </table:table-cell>
          <table:table-cell table:formula="of:=[.E15]-[.H15]" office:value-type="float" office:value="1660.23024" calcext:value-type="float">
            <text:p>1.660,23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30">00.00.0000</text:date>, <text:time style:data-style-name="N2" text:time-value="13:18:33.7843429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9-29T17:16:32.670071453</meta:creation-date>
    <dc:date>2020-09-30T18:14:12.258965898</dc:date>
    <meta:editing-duration>PT4H42M45S</meta:editing-duration>
    <meta:editing-cycles>4</meta:editing-cycles>
    <meta:generator>LibreOffice/6.4.4.2$Linux_X86_64 LibreOffice_project/3d775be2011f3886db32dfd395a6a6d1ca2630ff</meta:generator>
    <meta:document-statistic meta:table-count="2" meta:cell-count="161" meta:object-count="0"/>
  </office:meta>
</office:document-meta>
</file>